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578cm" svg:height="12.7cm" svg:x="0cm" svg:y="0cm">
            <draw:object draw:notify-on-update-of-ranges="Sheet1.K2:Sheet1.K17 Sheet1.M1:Sheet1.M1 Sheet1.M2:Sheet1.M17 Sheet1.N1:Sheet1.N1 Sheet1.N2:Sheet1.N17 Sheet1.P1:Sheet1.P1 Sheet1.P2:Sheet1.P17 Sheet1.O1:Sheet1.O1 Sheet1.O2:Sheet1.O17 Sheet1.L1:Sheet1.L1 Sheet1.L2:Sheet1.L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1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(([.B102]+[.B103]))" office:value-type="float" office:value="42" calcext:value-type="float">
            <text:p>42</text:p>
          </table:table-cell>
          <table:table-cell table:formula="of:=(([.C102]+[.C103]+[.C105]))" office:value-type="float" office:value="3148" calcext:value-type="float">
            <text:p>3148</text:p>
          </table:table-cell>
          <table:table-cell table:formula="of:=(([.D102]+[.D103]))" office:value-type="float" office:value="70" calcext:value-type="float">
            <text:p>70</text:p>
          </table:table-cell>
          <table:table-cell table:formula="of:=(([.E102]+[.E103]+[.E105]))" office:value-type="float" office:value="54" calcext:value-type="float">
            <text:p>54</text:p>
          </table:table-cell>
          <table:table-cell table:formula="of:=(([.F102]+[.F103]))" office:value-type="float" office:value="953" calcext:value-type="float">
            <text:p>953</text:p>
          </table:table-cell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formula="of:=(([.B110]+[.B111]))" office:value-type="float" office:value="121" calcext:value-type="float">
            <text:p>121</text:p>
          </table:table-cell>
          <table:table-cell table:formula="of:=(([.C110]+[.C111]+[.C113]))" office:value-type="float" office:value="2385" calcext:value-type="float">
            <text:p>2385</text:p>
          </table:table-cell>
          <table:table-cell table:formula="of:=(([.D110]+[.D111]))" office:value-type="float" office:value="113" calcext:value-type="float">
            <text:p>113</text:p>
          </table:table-cell>
          <table:table-cell table:formula="of:=(([.E110]+[.E111]+[.R113]))" office:value-type="float" office:value="108" calcext:value-type="float">
            <text:p>108</text:p>
          </table:table-cell>
          <table:table-cell table:formula="of:=(([.F110]+[.F111]))" office:value-type="float" office:value="623" calcext:value-type="float">
            <text:p>623</text:p>
          </table:table-cell>
        </table:table-row>
        <table:table-row table:style-name="ro1">
          <table:table-cell table:number-columns-repeated="10"/>
          <table:table-cell office:value-type="float" office:value="500" calcext:value-type="float">
            <text:p>500</text:p>
          </table:table-cell>
          <table:table-cell table:formula="of:=(([.B118]+[.B119]))" office:value-type="float" office:value="204" calcext:value-type="float">
            <text:p>204</text:p>
          </table:table-cell>
          <table:table-cell table:formula="of:=(([.C118]+[.C119]+[.C121]))" office:value-type="float" office:value="5308" calcext:value-type="float">
            <text:p>5308</text:p>
          </table:table-cell>
          <table:table-cell table:formula="of:=(([.D118]+[.D119]))" office:value-type="float" office:value="212" calcext:value-type="float">
            <text:p>212</text:p>
          </table:table-cell>
          <table:table-cell table:formula="of:=(([.E118]+[.E119]+[.E121]))" office:value-type="float" office:value="260" calcext:value-type="float">
            <text:p>260</text:p>
          </table:table-cell>
          <table:table-cell table:formula="of:=(([.F118]+[.F119]))" office:value-type="float" office:value="636" calcext:value-type="float">
            <text:p>636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K</text:p>
          </table:table-cell>
          <table:table-cell table:formula="of:=(([.B126]+[.B127]))" office:value-type="float" office:value="437" calcext:value-type="float">
            <text:p>437</text:p>
          </table:table-cell>
          <table:table-cell table:formula="of:=(([.C126]+[.C127]+[.C129]))" office:value-type="float" office:value="3167" calcext:value-type="float">
            <text:p>3167</text:p>
          </table:table-cell>
          <table:table-cell table:formula="of:=(([.D126]+[.D127]))" office:value-type="float" office:value="345" calcext:value-type="float">
            <text:p>345</text:p>
          </table:table-cell>
          <table:table-cell table:formula="of:=(([.E126]+[.E127]+[.E129]))" office:value-type="float" office:value="570" calcext:value-type="float">
            <text:p>570</text:p>
          </table:table-cell>
          <table:table-cell table:formula="of:=(([.F126]+[.F127]))" office:value-type="float" office:value="798" calcext:value-type="float">
            <text:p>798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.5K</text:p>
          </table:table-cell>
          <table:table-cell table:formula="of:=(([.B134]+[.B135]))" office:value-type="float" office:value="1256" calcext:value-type="float">
            <text:p>1256</text:p>
          </table:table-cell>
          <table:table-cell table:formula="of:=(([.C134]+[.C135]+[.C137]))" office:value-type="float" office:value="5995" calcext:value-type="float">
            <text:p>5995</text:p>
          </table:table-cell>
          <table:table-cell table:formula="of:=(([.D134]+[.D135]))" office:value-type="float" office:value="1064" calcext:value-type="float">
            <text:p>1064</text:p>
          </table:table-cell>
          <table:table-cell table:formula="of:=(([.E134]+[.E135]+[.E137]))" office:value-type="float" office:value="1249" calcext:value-type="float">
            <text:p>1249</text:p>
          </table:table-cell>
          <table:table-cell table:formula="of:=(([.F134]+[.F135]))" office:value-type="float" office:value="1398" calcext:value-type="float">
            <text:p>1398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K</text:p>
          </table:table-cell>
          <table:table-cell table:formula="of:=(([.B142]+[.B143]))" office:value-type="float" office:value="2445" calcext:value-type="float">
            <text:p>2445</text:p>
          </table:table-cell>
          <table:table-cell table:formula="of:=(([.C142]+[.C143]+[.C145]))" office:value-type="float" office:value="11984" calcext:value-type="float">
            <text:p>11984</text:p>
          </table:table-cell>
          <table:table-cell table:formula="of:=(([.D142]+[.D143]))" office:value-type="float" office:value="1784" calcext:value-type="float">
            <text:p>1784</text:p>
          </table:table-cell>
          <table:table-cell table:formula="of:=(([.E142]+[.E143]+[.E145]))" office:value-type="float" office:value="2293" calcext:value-type="float">
            <text:p>2293</text:p>
          </table:table-cell>
          <table:table-cell table:formula="of:=(([.F142]+[.F143]))" office:value-type="float" office:value="2251" calcext:value-type="float">
            <text:p>2251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K</text:p>
          </table:table-cell>
          <table:table-cell table:formula="of:=(([.B150]+[.B151]))" office:value-type="float" office:value="4770" calcext:value-type="float">
            <text:p>4770</text:p>
          </table:table-cell>
          <table:table-cell table:formula="of:=(([.C150]+[.C151]+[.C153]))" office:value-type="float" office:value="21785" calcext:value-type="float">
            <text:p>21785</text:p>
          </table:table-cell>
          <table:table-cell table:formula="of:=(([.D150]+[.D151]))" office:value-type="float" office:value="3297" calcext:value-type="float">
            <text:p>3297</text:p>
          </table:table-cell>
          <table:table-cell table:formula="of:=(([.E150]+[.E151]+[.E153]))" office:value-type="float" office:value="4751" calcext:value-type="float">
            <text:p>4751</text:p>
          </table:table-cell>
          <table:table-cell table:formula="of:=(([.F150]+[.F151]))" office:value-type="float" office:value="4115" calcext:value-type="float">
            <text:p>4115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5K</text:p>
          </table:table-cell>
          <table:table-cell table:formula="of:=(([.B158]+[.B159]))" office:value-type="float" office:value="12327" calcext:value-type="float">
            <text:p>12327</text:p>
          </table:table-cell>
          <table:table-cell table:formula="of:=(([.C158]+[.C159]+[.C161]))" office:value-type="float" office:value="59306" calcext:value-type="float">
            <text:p>59306</text:p>
          </table:table-cell>
          <table:table-cell table:formula="of:=(([.D158]+[.D159]))" office:value-type="float" office:value="8782" calcext:value-type="float">
            <text:p>8782</text:p>
          </table:table-cell>
          <table:table-cell table:formula="of:=(([.E158]+[.E159]+[.E161]))" office:value-type="float" office:value="11470" calcext:value-type="float">
            <text:p>11470</text:p>
          </table:table-cell>
          <table:table-cell table:formula="of:=(([.F158]+[.F159]))" office:value-type="float" office:value="10065" calcext:value-type="float">
            <text:p>10065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0K</text:p>
          </table:table-cell>
          <table:table-cell table:formula="of:=(([.B166]+[.B167]))" office:value-type="float" office:value="25057" calcext:value-type="float">
            <text:p>25057</text:p>
          </table:table-cell>
          <table:table-cell table:formula="of:=(([.C166]+[.C167]+[.C169]))" office:value-type="float" office:value="110161" calcext:value-type="float">
            <text:p>110161</text:p>
          </table:table-cell>
          <table:table-cell table:formula="of:=(([.D166]+[.D167]))" office:value-type="float" office:value="17679" calcext:value-type="float">
            <text:p>17679</text:p>
          </table:table-cell>
          <table:table-cell table:formula="of:=(([.E166]+[.E167]+[.E169]))" office:value-type="float" office:value="22927" calcext:value-type="float">
            <text:p>22927</text:p>
          </table:table-cell>
          <table:table-cell table:formula="of:=(([.F166]+[.F167]))" office:value-type="float" office:value="20057" calcext:value-type="float">
            <text:p>20057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0K</text:p>
          </table:table-cell>
          <table:table-cell table:formula="of:=(([.B174]+[.B175]))" office:value-type="float" office:value="51148" calcext:value-type="float">
            <text:p>51148</text:p>
          </table:table-cell>
          <table:table-cell table:formula="of:=(([.C174]+[.C175]+[.C177]))" office:value-type="float" office:value="210816" calcext:value-type="float">
            <text:p>210816</text:p>
          </table:table-cell>
          <table:table-cell table:formula="of:=(([.D174]+[.D175]))" office:value-type="float" office:value="32485" calcext:value-type="float">
            <text:p>32485</text:p>
          </table:table-cell>
          <table:table-cell table:formula="of:=(([.E174]+[.E175]+[.E177]))" office:value-type="float" office:value="47041" calcext:value-type="float">
            <text:p>47041</text:p>
          </table:table-cell>
          <table:table-cell table:formula="of:=(([.F174]+[.F175]))" office:value-type="float" office:value="41219" calcext:value-type="float">
            <text:p>41219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50K</text:p>
          </table:table-cell>
          <table:table-cell table:formula="of:=(([.B182]+[.B183]))" office:value-type="float" office:value="140179" calcext:value-type="float">
            <text:p>140179</text:p>
          </table:table-cell>
          <table:table-cell table:formula="of:=(([.C182]+[.C183]+[.C185]))" office:value-type="float" office:value="566587" calcext:value-type="float">
            <text:p>566587</text:p>
          </table:table-cell>
          <table:table-cell table:formula="of:=(([.D182]+[.D183]))" office:value-type="float" office:value="80619" calcext:value-type="float">
            <text:p>80619</text:p>
          </table:table-cell>
          <table:table-cell table:formula="of:=(([.E182]+[.E183]+[.E185]))" office:value-type="float" office:value="126586" calcext:value-type="float">
            <text:p>126586</text:p>
          </table:table-cell>
          <table:table-cell table:formula="of:=(([.F182]+[.F183]))" office:value-type="float" office:value="109207" calcext:value-type="float">
            <text:p>109207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00K</text:p>
          </table:table-cell>
          <table:table-cell table:formula="of:=(([.B190]+[.B191]))" office:value-type="float" office:value="282616" calcext:value-type="float">
            <text:p>282616</text:p>
          </table:table-cell>
          <table:table-cell table:formula="of:=(([.C190]+[.C191]+[.C193]))" office:value-type="float" office:value="1297987" calcext:value-type="float">
            <text:p>1297987</text:p>
          </table:table-cell>
          <table:table-cell table:formula="of:=(([.D190]+[.D191]))" office:value-type="float" office:value="167427" calcext:value-type="float">
            <text:p>167427</text:p>
          </table:table-cell>
          <table:table-cell table:formula="of:=(([.E190]+[.E191]+[.E193]))" office:value-type="float" office:value="276252" calcext:value-type="float">
            <text:p>276252</text:p>
          </table:table-cell>
          <table:table-cell table:formula="of:=(([.F190]+[.F191]))" office:value-type="float" office:value="248628" calcext:value-type="float">
            <text:p>248628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M</text:p>
          </table:table-cell>
          <table:table-cell table:formula="of:=(([.B198]+[.B199]))" office:value-type="float" office:value="647380" calcext:value-type="float">
            <text:p>647380</text:p>
          </table:table-cell>
          <table:table-cell table:formula="of:=(([.C198]+[.C199]+[.C201]))" office:value-type="float" office:value="3201176" calcext:value-type="float">
            <text:p>3201176</text:p>
          </table:table-cell>
          <table:table-cell table:formula="of:=(([.D198]+[.D199]))" office:value-type="float" office:value="344479" calcext:value-type="float">
            <text:p>344479</text:p>
          </table:table-cell>
          <table:table-cell table:formula="of:=(([.E198]+[.E199]+[.E201]))" office:value-type="float" office:value="617737" calcext:value-type="float">
            <text:p>617737</text:p>
          </table:table-cell>
          <table:table-cell table:formula="of:=(([.F198]+[.F199]))" office:value-type="float" office:value="714030" calcext:value-type="float">
            <text:p>714030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.5M</text:p>
          </table:table-cell>
          <table:table-cell table:formula="of:=(([.B206]+[.B207]))" office:value-type="float" office:value="1729290" calcext:value-type="float">
            <text:p>1729290</text:p>
          </table:table-cell>
          <table:table-cell table:formula="of:=(([.C206]+[.C207]+[.C209]))" office:value-type="float" office:value="10067548" calcext:value-type="float">
            <text:p>10067548</text:p>
          </table:table-cell>
          <table:table-cell table:formula="of:=(([.D206]+[.D207]))" office:value-type="float" office:value="0" calcext:value-type="float">
            <text:p>0</text:p>
          </table:table-cell>
          <table:table-cell table:formula="of:=(([.E206]+[.E207]+[.E209]))" office:value-type="float" office:value="1779925" calcext:value-type="float">
            <text:p>1779925</text:p>
          </table:table-cell>
          <table:table-cell table:formula="of:=(([.F206]+[.F207]))" office:value-type="float" office:value="2098393" calcext:value-type="float">
            <text:p>2098393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M</text:p>
          </table:table-cell>
          <table:table-cell table:formula="of:=(([.B214]+[.B215]))" office:value-type="float" office:value="3799180" calcext:value-type="float">
            <text:p>3799180</text:p>
          </table:table-cell>
          <table:table-cell table:formula="of:=(([.C214]+[.C215]+[.C217]))" office:value-type="float" office:value="22251438" calcext:value-type="float">
            <text:p>22251438</text:p>
          </table:table-cell>
          <table:table-cell table:formula="of:=(([.D214]+[.D215]))" office:value-type="float" office:value="0" calcext:value-type="float">
            <text:p>0</text:p>
          </table:table-cell>
          <table:table-cell table:formula="of:=(([.E214]+[.E215]+[.E217]))" office:value-type="float" office:value="3785120" calcext:value-type="float">
            <text:p>3785120</text:p>
          </table:table-cell>
          <table:table-cell table:formula="of:=(([.F214]+[.F215]))" office:value-type="float" office:value="4734245" calcext:value-type="float">
            <text:p>4734245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M</text:p>
          </table:table-cell>
          <table:table-cell table:formula="of:=(([.B222]+[.B223]))" office:value-type="float" office:value="7620567" calcext:value-type="float">
            <text:p>7620567</text:p>
          </table:table-cell>
          <table:table-cell table:formula="of:=(([.C222]+[.C223]+[.C225]))" office:value-type="float" office:value="47729193" calcext:value-type="float">
            <text:p>47729193</text:p>
          </table:table-cell>
          <table:table-cell table:formula="of:=(([.D222]+[.D223]))" office:value-type="float" office:value="0" calcext:value-type="float">
            <text:p>0</text:p>
          </table:table-cell>
          <table:table-cell table:formula="of:=(([.E222]+[.E223]+[.E225]))" office:value-type="float" office:value="8411797" calcext:value-type="float">
            <text:p>8411797</text:p>
          </table:table-cell>
          <table:table-cell table:formula="of:=(([.F222]+[.F223]))" office:value-type="float" office:value="10381767" calcext:value-type="float">
            <text:p>10381767</text:p>
          </table:table-cell>
        </table:table-row>
        <table:table-row table:style-name="ro1" table:number-rows-repeated="82">
          <table:table-cell table:number-columns-repeated="16"/>
        </table:table-row>
        <table:table-row table:style-name="ro1">
          <table:table-cell>
            <table:cell-range-source table:name="CSV_all" xlink:type="simple" xlink:href="../bench_uni.txt" table:filter-name="Text - txt - csv (StarCalc)" table:filter-options="32/MRG,34,ANSI,1,,0,false,true,true,false,false,0,false" table:last-column-spanned="6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TRI[us]</text:p>
          </table:table-cell>
          <table:table-cell office:value-type="string" calcext:value-type="string">
            <text:p>DEL[u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4" calcext:value-type="float">
            <text:p>24</text:p>
          </table:table-cell>
          <table:table-cell office:value-type="float" office:value="2580" calcext:value-type="float">
            <text:p>258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953" calcext:value-type="float">
            <text:p>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" calcext:value-type="float">
            <text:p>11</text:p>
          </table:table-cell>
          <table:table-cell office:value-type="float" office:value="2331" calcext:value-type="float">
            <text:p>233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9" calcext:value-type="float">
            <text:p>69</text:p>
          </table:table-cell>
          <table:table-cell office:value-type="float" office:value="1800" calcext:value-type="float">
            <text:p>1800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623" calcext:value-type="float">
            <text:p>6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4" calcext:value-type="float">
            <text:p>44</text:p>
          </table:table-cell>
          <table:table-cell office:value-type="float" office:value="607" calcext:value-type="float">
            <text:p>607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4" calcext:value-type="float">
            <text:p>114</text:p>
          </table:table-cell>
          <table:table-cell office:value-type="float" office:value="4489" calcext:value-type="float">
            <text:p>4489</text:p>
          </table:table-cell>
          <table:table-cell office:value-type="float" office:value="212" calcext:value-type="float">
            <text:p>212</text:p>
          </table:table-cell>
          <table:table-cell office:value-type="float" office:value="229" calcext:value-type="float">
            <text:p>229</text:p>
          </table:table-cell>
          <table:table-cell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2" calcext:value-type="float">
            <text:p>72</text:p>
          </table:table-cell>
          <table:table-cell office:value-type="float" office:value="728" calcext:value-type="float">
            <text:p>728</text:p>
          </table:table-cell>
          <table:table-cell office:value-type="float" office:value="503" calcext:value-type="float">
            <text:p>50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460" calcext:value-type="float">
            <text:p>4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39" calcext:value-type="float">
            <text:p>239</text:p>
          </table:table-cell>
          <table:table-cell office:value-type="float" office:value="2151" calcext:value-type="float">
            <text:p>2151</text:p>
          </table:table-cell>
          <table:table-cell office:value-type="float" office:value="345" calcext:value-type="float">
            <text:p>345</text:p>
          </table:table-cell>
          <table:table-cell office:value-type="float" office:value="510" calcext:value-type="float">
            <text:p>510</text:p>
          </table:table-cell>
          <table:table-cell office:value-type="float" office:value="798" calcext:value-type="float">
            <text:p>7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69" calcext:value-type="float">
            <text:p>169</text:p>
          </table:table-cell>
          <table:table-cell office:value-type="float" office:value="1119" calcext:value-type="float">
            <text:p>1119</text:p>
          </table:table-cell>
          <table:table-cell office:value-type="float" office:value="925" calcext:value-type="float">
            <text:p>925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8" calcext:value-type="float">
            <text:p>28</text:p>
          </table:table-cell>
          <table:table-cell office:value-type="float" office:value="490" calcext:value-type="float">
            <text:p>490</text:p>
          </table:table-cell>
          <table:table-cell office:value-type="float" office:value="873" calcext:value-type="float">
            <text:p>8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2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528" calcext:value-type="float">
            <text:p>52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728" calcext:value-type="float">
            <text:p>728</text:p>
          </table:table-cell>
          <table:table-cell office:value-type="float" office:value="4145" calcext:value-type="float">
            <text:p>4145</text:p>
          </table:table-cell>
          <table:table-cell office:value-type="float" office:value="1064" calcext:value-type="float">
            <text:p>1064</text:p>
          </table:table-cell>
          <table:table-cell office:value-type="float" office:value="1099" calcext:value-type="float">
            <text:p>1099</text:p>
          </table:table-cell>
          <table:table-cell office:value-type="float" office:value="1398" calcext:value-type="float">
            <text:p>1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83" calcext:value-type="float">
            <text:p>483</text:p>
          </table:table-cell>
          <table:table-cell office:value-type="float" office:value="2253" calcext:value-type="float">
            <text:p>2253</text:p>
          </table:table-cell>
          <table:table-cell office:value-type="float" office:value="2450" calcext:value-type="float">
            <text:p>245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4" calcext:value-type="float">
            <text:p>74</text:p>
          </table:table-cell>
          <table:table-cell office:value-type="float" office:value="1349" calcext:value-type="float">
            <text:p>1349</text:p>
          </table:table-cell>
          <table:table-cell office:value-type="float" office:value="2283" calcext:value-type="float">
            <text:p>228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5" calcext:value-type="float">
            <text:p>195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65" calcext:value-type="float">
            <text:p>1165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80" calcext:value-type="float">
            <text:p>1280</text:p>
          </table:table-cell>
          <table:table-cell office:value-type="float" office:value="8757" calcext:value-type="float">
            <text:p>8757</text:p>
          </table:table-cell>
          <table:table-cell office:value-type="float" office:value="1784" calcext:value-type="float">
            <text:p>1784</text:p>
          </table:table-cell>
          <table:table-cell office:value-type="float" office:value="2065" calcext:value-type="float">
            <text:p>2065</text:p>
          </table:table-cell>
          <table:table-cell office:value-type="float" office:value="2251" calcext:value-type="float">
            <text:p>22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55" calcext:value-type="float">
            <text:p>855</text:p>
          </table:table-cell>
          <table:table-cell office:value-type="float" office:value="3454" calcext:value-type="float">
            <text:p>3454</text:p>
          </table:table-cell>
          <table:table-cell office:value-type="float" office:value="5959" calcext:value-type="float">
            <text:p>5959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2" calcext:value-type="float">
            <text:p>142</text:p>
          </table:table-cell>
          <table:table-cell office:value-type="float" office:value="2704" calcext:value-type="float">
            <text:p>2704</text:p>
          </table:table-cell>
          <table:table-cell office:value-type="float" office:value="4761" calcext:value-type="float">
            <text:p>476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06" calcext:value-type="float">
            <text:p>406</text:p>
          </table:table-cell>
          <table:table-cell office:value-type="float" office:value="1437" calcext:value-type="float">
            <text:p>14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316" calcext:value-type="float">
            <text:p>2316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454" calcext:value-type="float">
            <text:p>2454</text:p>
          </table:table-cell>
          <table:table-cell office:value-type="float" office:value="16176" calcext:value-type="float">
            <text:p>16176</text:p>
          </table:table-cell>
          <table:table-cell office:value-type="float" office:value="3297" calcext:value-type="float">
            <text:p>3297</text:p>
          </table:table-cell>
          <table:table-cell office:value-type="float" office:value="4280" calcext:value-type="float">
            <text:p>4280</text:p>
          </table:table-cell>
          <table:table-cell office:value-type="float" office:value="4115" calcext:value-type="float">
            <text:p>4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231" calcext:value-type="float">
            <text:p>2231</text:p>
          </table:table-cell>
          <table:table-cell office:value-type="float" office:value="7060" calcext:value-type="float">
            <text:p>7060</text:p>
          </table:table-cell>
          <table:table-cell office:value-type="float" office:value="9863" calcext:value-type="float">
            <text:p>9863</text:p>
          </table:table-cell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346" calcext:value-type="float">
            <text:p>4346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6" calcext:value-type="float">
            <text:p>296</text:p>
          </table:table-cell>
          <table:table-cell office:value-type="float" office:value="5346" calcext:value-type="float">
            <text:p>5346</text:p>
          </table:table-cell>
          <table:table-cell office:value-type="float" office:value="9360" calcext:value-type="float">
            <text:p>936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48" calcext:value-type="float">
            <text:p>1048</text:p>
          </table:table-cell>
          <table:table-cell office:value-type="float" office:value="2626" calcext:value-type="float">
            <text:p>26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2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323" calcext:value-type="float">
            <text:p>6323</text:p>
          </table:table-cell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004" calcext:value-type="float">
            <text:p>6004</text:p>
          </table:table-cell>
          <table:table-cell office:value-type="float" office:value="38532" calcext:value-type="float">
            <text:p>38532</text:p>
          </table:table-cell>
          <table:table-cell office:value-type="float" office:value="8782" calcext:value-type="float">
            <text:p>8782</text:p>
          </table:table-cell>
          <table:table-cell office:value-type="float" office:value="10282" calcext:value-type="float">
            <text:p>10282</text:p>
          </table:table-cell>
          <table:table-cell office:value-type="float" office:value="10065" calcext:value-type="float">
            <text:p>100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349" calcext:value-type="float">
            <text:p>4349</text:p>
          </table:table-cell>
          <table:table-cell office:value-type="float" office:value="14468" calcext:value-type="float">
            <text:p>14468</text:p>
          </table:table-cell>
          <table:table-cell office:value-type="float" office:value="22383" calcext:value-type="float">
            <text:p>22383</text:p>
          </table:table-cell>
          <table:table-cell office:value-type="float" office:value="5997" calcext:value-type="float">
            <text:p>59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736" calcext:value-type="float">
            <text:p>17736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08" calcext:value-type="float">
            <text:p>708</text:p>
          </table:table-cell>
          <table:table-cell office:value-type="float" office:value="15369" calcext:value-type="float">
            <text:p>15369</text:p>
          </table:table-cell>
          <table:table-cell office:value-type="float" office:value="23309" calcext:value-type="float">
            <text:p>233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32" calcext:value-type="float">
            <text:p>1732</text:p>
          </table:table-cell>
          <table:table-cell office:value-type="float" office:value="7440" calcext:value-type="float">
            <text:p>74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5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851" calcext:value-type="float">
            <text:p>12851</text:p>
          </table:table-cell>
          <table:table-cell office:value-type="float" office:value="8375" calcext:value-type="float">
            <text:p>8375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206" calcext:value-type="float">
            <text:p>12206</text:p>
          </table:table-cell>
          <table:table-cell office:value-type="float" office:value="77705" calcext:value-type="float">
            <text:p>77705</text:p>
          </table:table-cell>
          <table:table-cell office:value-type="float" office:value="17679" calcext:value-type="float">
            <text:p>17679</text:p>
          </table:table-cell>
          <table:table-cell office:value-type="float" office:value="21079" calcext:value-type="float">
            <text:p>21079</text:p>
          </table:table-cell>
          <table:table-cell office:value-type="float" office:value="20057" calcext:value-type="float">
            <text:p>20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611" calcext:value-type="float">
            <text:p>8611</text:p>
          </table:table-cell>
          <table:table-cell office:value-type="float" office:value="27201" calcext:value-type="float">
            <text:p>27201</text:p>
          </table:table-cell>
          <table:table-cell office:value-type="float" office:value="49414" calcext:value-type="float">
            <text:p>49414</text:p>
          </table:table-cell>
          <table:table-cell office:value-type="float" office:value="12068" calcext:value-type="float">
            <text:p>1206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4081" calcext:value-type="float">
            <text:p>24081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32" calcext:value-type="float">
            <text:p>1432</text:p>
          </table:table-cell>
          <table:table-cell office:value-type="float" office:value="30723" calcext:value-type="float">
            <text:p>30723</text:p>
          </table:table-cell>
          <table:table-cell office:value-type="float" office:value="56474" calcext:value-type="float">
            <text:p>5647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446" calcext:value-type="float">
            <text:p>3446</text:p>
          </table:table-cell>
          <table:table-cell office:value-type="float" office:value="12934" calcext:value-type="float">
            <text:p>129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1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5635" calcext:value-type="float">
            <text:p>25635</text:p>
          </table:table-cell>
          <table:table-cell office:value-type="float" office:value="14485" calcext:value-type="float">
            <text:p>14485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5513" calcext:value-type="float">
            <text:p>25513</text:p>
          </table:table-cell>
          <table:table-cell office:value-type="float" office:value="151195" calcext:value-type="float">
            <text:p>151195</text:p>
          </table:table-cell>
          <table:table-cell office:value-type="float" office:value="32485" calcext:value-type="float">
            <text:p>32485</text:p>
          </table:table-cell>
          <table:table-cell office:value-type="float" office:value="43697" calcext:value-type="float">
            <text:p>43697</text:p>
          </table:table-cell>
          <table:table-cell office:value-type="float" office:value="41219" calcext:value-type="float">
            <text:p>41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211" calcext:value-type="float">
            <text:p>17211</text:p>
          </table:table-cell>
          <table:table-cell office:value-type="float" office:value="53081" calcext:value-type="float">
            <text:p>53081</text:p>
          </table:table-cell>
          <table:table-cell office:value-type="float" office:value="102260" calcext:value-type="float">
            <text:p>102260</text:p>
          </table:table-cell>
          <table:table-cell office:value-type="float" office:value="25580" calcext:value-type="float">
            <text:p>2558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5136" calcext:value-type="float">
            <text:p>45136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08" calcext:value-type="float">
            <text:p>2908</text:p>
          </table:table-cell>
          <table:table-cell office:value-type="float" office:value="61822" calcext:value-type="float">
            <text:p>61822</text:p>
          </table:table-cell>
          <table:table-cell office:value-type="float" office:value="110078" calcext:value-type="float">
            <text:p>11007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6908" calcext:value-type="float">
            <text:p>6908</text:p>
          </table:table-cell>
          <table:table-cell office:value-type="float" office:value="27019" calcext:value-type="float">
            <text:p>27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25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0183" calcext:value-type="float">
            <text:p>70183</text:p>
          </table:table-cell>
          <table:table-cell office:value-type="float" office:value="38253" calcext:value-type="float">
            <text:p>38253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9996" calcext:value-type="float">
            <text:p>69996</text:p>
          </table:table-cell>
          <table:table-cell office:value-type="float" office:value="396152" calcext:value-type="float">
            <text:p>396152</text:p>
          </table:table-cell>
          <table:table-cell office:value-type="float" office:value="80619" calcext:value-type="float">
            <text:p>80619</text:p>
          </table:table-cell>
          <table:table-cell office:value-type="float" office:value="115703" calcext:value-type="float">
            <text:p>115703</text:p>
          </table:table-cell>
          <table:table-cell office:value-type="float" office:value="109207" calcext:value-type="float">
            <text:p>1092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7565" calcext:value-type="float">
            <text:p>57565</text:p>
          </table:table-cell>
          <table:table-cell office:value-type="float" office:value="140638" calcext:value-type="float">
            <text:p>140638</text:p>
          </table:table-cell>
          <table:table-cell office:value-type="float" office:value="267072" calcext:value-type="float">
            <text:p>267072</text:p>
          </table:table-cell>
          <table:table-cell office:value-type="float" office:value="92724" calcext:value-type="float">
            <text:p>927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2182" calcext:value-type="float">
            <text:p>132182</text:p>
          </table:table-cell>
          <table:table-cell office:value-type="float" office:value="0" calcext:value-type="float">
            <text:p>0</text:p>
          </table:table-cell>
          <table:table-cell office:value-type="float" office:value="7953" calcext:value-type="float">
            <text:p>795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133" calcext:value-type="float">
            <text:p>13133</text:p>
          </table:table-cell>
          <table:table-cell office:value-type="float" office:value="179978" calcext:value-type="float">
            <text:p>179978</text:p>
          </table:table-cell>
          <table:table-cell office:value-type="float" office:value="319548" calcext:value-type="float">
            <text:p>31954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8149" calcext:value-type="float">
            <text:p>28149</text:p>
          </table:table-cell>
          <table:table-cell office:value-type="float" office:value="75663" calcext:value-type="float">
            <text:p>756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5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2345" calcext:value-type="float">
            <text:p>142345</text:p>
          </table:table-cell>
          <table:table-cell office:value-type="float" office:value="85354" calcext:value-type="float">
            <text:p>85354</text:p>
          </table:table-cell>
          <table:table-cell office:value-type="float" office:value="0" calcext:value-type="float">
            <text:p>0</text:p>
          </table:table-cell>
          <table:table-cell office:value-type="float" office:value="6409" calcext:value-type="float">
            <text:p>64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40271" calcext:value-type="float">
            <text:p>140271</text:p>
          </table:table-cell>
          <table:table-cell office:value-type="float" office:value="822177" calcext:value-type="float">
            <text:p>822177</text:p>
          </table:table-cell>
          <table:table-cell office:value-type="float" office:value="167427" calcext:value-type="float">
            <text:p>167427</text:p>
          </table:table-cell>
          <table:table-cell office:value-type="float" office:value="251179" calcext:value-type="float">
            <text:p>251179</text:p>
          </table:table-cell>
          <table:table-cell office:value-type="float" office:value="248628" calcext:value-type="float">
            <text:p>2486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30313" calcext:value-type="float">
            <text:p>130313</text:p>
          </table:table-cell>
          <table:table-cell office:value-type="float" office:value="307115" calcext:value-type="float">
            <text:p>307115</text:p>
          </table:table-cell>
          <table:table-cell office:value-type="float" office:value="586801" calcext:value-type="float">
            <text:p>586801</text:p>
          </table:table-cell>
          <table:table-cell office:value-type="float" office:value="258692" calcext:value-type="float">
            <text:p>2586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90456" calcext:value-type="float">
            <text:p>390456</text:p>
          </table:table-cell>
          <table:table-cell office:value-type="float" office:value="0" calcext:value-type="float">
            <text:p>0</text:p>
          </table:table-cell>
          <table:table-cell office:value-type="float" office:value="18664" calcext:value-type="float">
            <text:p>186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7967" calcext:value-type="float">
            <text:p>37967</text:p>
          </table:table-cell>
          <table:table-cell office:value-type="float" office:value="464342" calcext:value-type="float">
            <text:p>464342</text:p>
          </table:table-cell>
          <table:table-cell office:value-type="float" office:value="724528" calcext:value-type="float">
            <text:p>724528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8263" calcext:value-type="float">
            <text:p>78263</text:p>
          </table:table-cell>
          <table:table-cell office:value-type="float" office:value="166355" calcext:value-type="float">
            <text:p>1663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10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8460" calcext:value-type="float">
            <text:p>318460</text:p>
          </table:table-cell>
          <table:table-cell office:value-type="float" office:value="308732" calcext:value-type="float">
            <text:p>308732</text:p>
          </table:table-cell>
          <table:table-cell office:value-type="float" office:value="0" calcext:value-type="float">
            <text:p>0</text:p>
          </table:table-cell>
          <table:table-cell office:value-type="float" office:value="12926" calcext:value-type="float">
            <text:p>1292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28920" calcext:value-type="float">
            <text:p>328920</text:p>
          </table:table-cell>
          <table:table-cell office:value-type="float" office:value="1820789" calcext:value-type="float">
            <text:p>1820789</text:p>
          </table:table-cell>
          <table:table-cell office:value-type="float" office:value="344479" calcext:value-type="float">
            <text:p>344479</text:p>
          </table:table-cell>
          <table:table-cell office:value-type="float" office:value="551632" calcext:value-type="float">
            <text:p>551632</text:p>
          </table:table-cell>
          <table:table-cell office:value-type="float" office:value="714030" calcext:value-type="float">
            <text:p>7140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87668" calcext:value-type="float">
            <text:p>287668</text:p>
          </table:table-cell>
          <table:table-cell office:value-type="float" office:value="674959" calcext:value-type="float">
            <text:p>674959</text:p>
          </table:table-cell>
          <table:table-cell office:value-type="float" office:value="1223730" calcext:value-type="float">
            <text:p>1223730</text:p>
          </table:table-cell>
          <table:table-cell office:value-type="float" office:value="661077" calcext:value-type="float">
            <text:p>6610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071655" calcext:value-type="float">
            <text:p>1071655</text:p>
          </table:table-cell>
          <table:table-cell office:value-type="float" office:value="0" calcext:value-type="float">
            <text:p>0</text:p>
          </table:table-cell>
          <table:table-cell office:value-type="float" office:value="53179" calcext:value-type="float">
            <text:p>531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0528" calcext:value-type="float">
            <text:p>90528</text:p>
          </table:table-cell>
          <table:table-cell office:value-type="float" office:value="1092799" calcext:value-type="float">
            <text:p>1092799</text:p>
          </table:table-cell>
          <table:table-cell office:value-type="float" office:value="1469026" calcext:value-type="float">
            <text:p>1469026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6365" calcext:value-type="float">
            <text:p>206365</text:p>
          </table:table-cell>
          <table:table-cell office:value-type="float" office:value="409287" calcext:value-type="float">
            <text:p>4092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25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60533" calcext:value-type="float">
            <text:p>860533</text:p>
          </table:table-cell>
          <table:table-cell office:value-type="float" office:value="1137275" calcext:value-type="float">
            <text:p>1137275</text:p>
          </table:table-cell>
          <table:table-cell office:value-type="float" office:value="0" calcext:value-type="float">
            <text:p>0</text:p>
          </table:table-cell>
          <table:table-cell office:value-type="float" office:value="18472" calcext:value-type="float">
            <text:p>184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868757" calcext:value-type="float">
            <text:p>868757</text:p>
          </table:table-cell>
          <table:table-cell office:value-type="float" office:value="5285434" calcext:value-type="float">
            <text:p>5285434</text:p>
          </table:table-cell>
          <table:table-cell office:value-type="float" office:value="0" calcext:value-type="float">
            <text:p>0</text:p>
          </table:table-cell>
          <table:table-cell office:value-type="float" office:value="1602079" calcext:value-type="float">
            <text:p>1602079</text:p>
          </table:table-cell>
          <table:table-cell office:value-type="float" office:value="2098393" calcext:value-type="float">
            <text:p>20983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11937" calcext:value-type="float">
            <text:p>711937</text:p>
          </table:table-cell>
          <table:table-cell office:value-type="float" office:value="1905412" calcext:value-type="float">
            <text:p>1905412</text:p>
          </table:table-cell>
          <table:table-cell office:value-type="float" office:value="0" calcext:value-type="float">
            <text:p>0</text:p>
          </table:table-cell>
          <table:table-cell office:value-type="float" office:value="2086690" calcext:value-type="float">
            <text:p>208669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644839" calcext:value-type="float">
            <text:p>3644839</text:p>
          </table:table-cell>
          <table:table-cell office:value-type="float" office:value="0" calcext:value-type="float">
            <text:p>0</text:p>
          </table:table-cell>
          <table:table-cell office:value-type="float" office:value="159374" calcext:value-type="float">
            <text:p>15937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03640" calcext:value-type="float">
            <text:p>203640</text:p>
          </table:table-cell>
          <table:table-cell office:value-type="float" office:value="3795110" calcext:value-type="float">
            <text:p>379511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49577" calcext:value-type="float">
            <text:p>449577</text:p>
          </table:table-cell>
          <table:table-cell office:value-type="float" office:value="1504193" calcext:value-type="float">
            <text:p>15041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50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79204" calcext:value-type="float">
            <text:p>1779204</text:p>
          </table:table-cell>
          <table:table-cell office:value-type="float" office:value="2649418" calcext:value-type="float">
            <text:p>2649418</text:p>
          </table:table-cell>
          <table:table-cell office:value-type="float" office:value="0" calcext:value-type="float">
            <text:p>0</text:p>
          </table:table-cell>
          <table:table-cell office:value-type="float" office:value="35171" calcext:value-type="float">
            <text:p>351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019976" calcext:value-type="float">
            <text:p>2019976</text:p>
          </table:table-cell>
          <table:table-cell office:value-type="float" office:value="11533767" calcext:value-type="float">
            <text:p>11533767</text:p>
          </table:table-cell>
          <table:table-cell office:value-type="float" office:value="0" calcext:value-type="float">
            <text:p>0</text:p>
          </table:table-cell>
          <table:table-cell office:value-type="float" office:value="3422680" calcext:value-type="float">
            <text:p>3422680</text:p>
          </table:table-cell>
          <table:table-cell office:value-type="float" office:value="4734245" calcext:value-type="float">
            <text:p>47342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471651" calcext:value-type="float">
            <text:p>1471651</text:p>
          </table:table-cell>
          <table:table-cell office:value-type="float" office:value="3930342" calcext:value-type="float">
            <text:p>3930342</text:p>
          </table:table-cell>
          <table:table-cell office:value-type="float" office:value="0" calcext:value-type="float">
            <text:p>0</text:p>
          </table:table-cell>
          <table:table-cell office:value-type="float" office:value="4887573" calcext:value-type="float">
            <text:p>488757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068253" calcext:value-type="float">
            <text:p>8068253</text:p>
          </table:table-cell>
          <table:table-cell office:value-type="float" office:value="0" calcext:value-type="float">
            <text:p>0</text:p>
          </table:table-cell>
          <table:table-cell office:value-type="float" office:value="327269" calcext:value-type="float">
            <text:p>3272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16838" calcext:value-type="float">
            <text:p>416838</text:p>
          </table:table-cell>
          <table:table-cell office:value-type="float" office:value="8849413" calcext:value-type="float">
            <text:p>8849413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02449" calcext:value-type="float">
            <text:p>902449</text:p>
          </table:table-cell>
          <table:table-cell office:value-type="float" office:value="3456070" calcext:value-type="float">
            <text:p>34560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100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661894" calcext:value-type="float">
            <text:p>3661894</text:p>
          </table:table-cell>
          <table:table-cell office:value-type="float" office:value="5798145" calcext:value-type="float">
            <text:p>5798145</text:p>
          </table:table-cell>
          <table:table-cell office:value-type="float" office:value="0" calcext:value-type="float">
            <text:p>0</text:p>
          </table:table-cell>
          <table:table-cell office:value-type="float" office:value="76249" calcext:value-type="float">
            <text:p>7624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958673" calcext:value-type="float">
            <text:p>3958673</text:p>
          </table:table-cell>
          <table:table-cell office:value-type="float" office:value="23890200" calcext:value-type="float">
            <text:p>23890200</text:p>
          </table:table-cell>
          <table:table-cell office:value-type="float" office:value="0" calcext:value-type="float">
            <text:p>0</text:p>
          </table:table-cell>
          <table:table-cell office:value-type="float" office:value="7626130" calcext:value-type="float">
            <text:p>7626130</text:p>
          </table:table-cell>
          <table:table-cell office:value-type="float" office:value="10381767" calcext:value-type="float">
            <text:p>103817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768962" calcext:value-type="float">
            <text:p>2768962</text:p>
          </table:table-cell>
          <table:table-cell office:value-type="float" office:value="7856838" calcext:value-type="float">
            <text:p>7856838</text:p>
          </table:table-cell>
          <table:table-cell office:value-type="float" office:value="0" calcext:value-type="float">
            <text:p>0</text:p>
          </table:table-cell>
          <table:table-cell office:value-type="float" office:value="11546535" calcext:value-type="float">
            <text:p>115465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8040848" calcext:value-type="float">
            <text:p>18040848</text:p>
          </table:table-cell>
          <table:table-cell office:value-type="float" office:value="0" calcext:value-type="float">
            <text:p>0</text:p>
          </table:table-cell>
          <table:table-cell office:value-type="float" office:value="709418" calcext:value-type="float">
            <text:p>70941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811019" calcext:value-type="float">
            <text:p>811019</text:p>
          </table:table-cell>
          <table:table-cell office:value-type="float" office:value="18843899" calcext:value-type="float">
            <text:p>18843899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51283" calcext:value-type="float">
            <text:p>1751283</text:p>
          </table:table-cell>
          <table:table-cell office:value-type="float" office:value="7672029" calcext:value-type="float">
            <text:p>76720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1" number:exponent-interval="1" number:forced-exponent-sign="true"/>
      <number:text>.</number:text>
    </number:number-style>
    <number:number-style style:name="N108">
      <number:scientific-number number:decimal-places="0" number:min-decimal-places="0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.00.0000</text:date>, <text:time style:data-style-name="N2" text:time-value="14:58:16.5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1T18:49:32.704000000</meta:creation-date>
    <dc:date>2022-09-05T15:23:45.970000000</dc:date>
    <meta:editing-duration>PT58M14S</meta:editing-duration>
    <meta:editing-cycles>9</meta:editing-cycles>
    <meta:generator>LibreOffice/7.3.1.3$Windows_X86_64 LibreOffice_project/a69ca51ded25f3eefd52d7bf9a5fad8c90b87951</meta:generator>
    <meta:document-statistic meta:table-count="1" meta:cell-count="69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scientific-number number:decimal-places="0" number:min-decimal-places="0" number:min-integer-digits="1" number:min-exponent-digits="1" number:exponent-interval="1" number:forced-exponent-sign="true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108">
      <style:chart-properties chart:display-label="true" chart:logarithmic="true" chart:minimum="10" chart:maximum="100000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2.701cm" xlink:href=".." xlink:type="simple" chart:class="chart:line" chart:column-mapping="1 2 4 3 0" chart:style-name="ch1">
        <chart:legend chart:legend-position="end" svg:x="20.521cm" svg:y="5.055cm" style:legend-expansion="high" chart:style-name="ch2"/>
        <chart:plot-area chart:style-name="ch3" table:cell-range-address="Sheet1.K1:Sheet1.P17" chart:data-source-has-labels="both" svg:x="1.449cm" svg:y="0.254cm" svg:width="18.621cm" svg:height="12.193cm">
          <chart:coordinate-region svg:x="2.547cm" svg:y="0.453cm" svg:width="17.178cm" svg:height="11.347cm"/>
          <chart:axis chart:dimension="x" chart:name="primary-x" chart:style-name="ch4" chartooo:axis-type="auto">
            <chartooo:date-scale/>
            <chart:categories table:cell-range-address="Sheet1.K2:Sheet1.K17"/>
            <chart:grid chart:style-name="ch5" chart:class="minor"/>
          </chart:axis>
          <chart:axis chart:dimension="y" chart:name="primary-y" chart:style-name="ch6">
            <chart:title svg:x="0.451cm" svg:y="7.016cm" chart:style-name="ch7">
              <text:p>time [µs]</text:p>
            </chart:title>
            <chart:grid chart:style-name="ch8" chart:class="major"/>
          </chart:axis>
          <chart:series chart:style-name="ch9" chart:values-cell-range-address="Sheet1.M2:Sheet1.M17" chart:label-cell-address="Sheet1.M1:Sheet1.M1" chart:class="chart:line">
            <chart:data-point chart:repeated="16"/>
          </chart:series>
          <chart:series chart:style-name="ch10" chart:values-cell-range-address="Sheet1.N2:Sheet1.N17" chart:label-cell-address="Sheet1.N1:Sheet1.N1" chart:class="chart:line">
            <chart:data-point chart:repeated="16"/>
          </chart:series>
          <chart:series chart:style-name="ch11" chart:values-cell-range-address="Sheet1.P2:Sheet1.P17" chart:label-cell-address="Sheet1.P1:Sheet1.P1" chart:class="chart:line">
            <chart:data-point chart:repeated="16"/>
          </chart:series>
          <chart:series chart:style-name="ch12" chart:values-cell-range-address="Sheet1.O2:Sheet1.O17" chart:label-cell-address="Sheet1.O1:Sheet1.O1" chart:class="chart:line">
            <chart:data-point chart:repeated="16"/>
          </chart:series>
          <chart:series chart:style-name="ch13" chart:values-cell-range-address="Sheet1.L2:Sheet1.L17" chart:label-cell-address="Sheet1.L1:Sheet1.L1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T</text:p>
                <draw:g>
                  <svg:desc>Sheet1.M1:Sheet1.M1</svg:desc>
                </draw:g>
              </table:table-cell>
              <table:table-cell office:value-type="string">
                <text:p>FAD</text:p>
                <draw:g>
                  <svg:desc>Sheet1.N1:Sheet1.N1</svg:desc>
                </draw:g>
              </table:table-cell>
              <table:table-cell office:value-type="string">
                <text:p>DEL</text:p>
                <draw:g>
                  <svg:desc>Sheet1.P1:Sheet1.P1</svg:desc>
                </draw:g>
              </table:table-cell>
              <table:table-cell office:value-type="string">
                <text:p>TRI</text:p>
                <draw:g>
                  <svg:desc>Sheet1.O1:Sheet1.O1</svg:desc>
                </draw:g>
              </table:table-cell>
              <table:table-cell office:value-type="string">
                <text:p>DLB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K2:Sheet1.K17</svg:desc>
                </draw:g>
              </table:table-cell>
              <table:table-cell office:value-type="float" office:value="3148">
                <text:p>3148</text:p>
                <draw:g>
                  <svg:desc>Sheet1.M2:Sheet1.M17</svg:desc>
                </draw:g>
              </table:table-cell>
              <table:table-cell office:value-type="float" office:value="70">
                <text:p>70</text:p>
                <draw:g>
                  <svg:desc>Sheet1.N2:Sheet1.N17</svg:desc>
                </draw:g>
              </table:table-cell>
              <table:table-cell office:value-type="float" office:value="953">
                <text:p>953</text:p>
                <draw:g>
                  <svg:desc>Sheet1.P2:Sheet1.P17</svg:desc>
                </draw:g>
              </table:table-cell>
              <table:table-cell office:value-type="float" office:value="54">
                <text:p>54</text:p>
                <draw:g>
                  <svg:desc>Sheet1.O2:Sheet1.O17</svg:desc>
                </draw:g>
              </table:table-cell>
              <table:table-cell office:value-type="float" office:value="42">
                <text:p>42</text:p>
                <draw:g>
                  <svg:desc>Sheet1.L2:Sheet1.L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85">
                <text:p>2385</text:p>
              </table:table-cell>
              <table:table-cell office:value-type="float" office:value="113">
                <text:p>113</text:p>
              </table:table-cell>
              <table:table-cell office:value-type="float" office:value="623">
                <text:p>623</text:p>
              </table:table-cell>
              <table:table-cell office:value-type="float" office:value="108">
                <text:p>1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308">
                <text:p>5308</text:p>
              </table:table-cell>
              <table:table-cell office:value-type="float" office:value="212">
                <text:p>212</text:p>
              </table:table-cell>
              <table:table-cell office:value-type="float" office:value="636">
                <text:p>636</text:p>
              </table:table-cell>
              <table:table-cell office:value-type="float" office:value="260">
                <text:p>2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3167">
                <text:p>3167</text:p>
              </table:table-cell>
              <table:table-cell office:value-type="float" office:value="345">
                <text:p>345</text:p>
              </table:table-cell>
              <table:table-cell office:value-type="float" office:value="798">
                <text:p>798</text:p>
              </table:table-cell>
              <table:table-cell office:value-type="float" office:value="570">
                <text:p>57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5995">
                <text:p>5995</text:p>
              </table:table-cell>
              <table:table-cell office:value-type="float" office:value="1064">
                <text:p>1064</text:p>
              </table:table-cell>
              <table:table-cell office:value-type="float" office:value="1398">
                <text:p>1398</text:p>
              </table:table-cell>
              <table:table-cell office:value-type="float" office:value="1249">
                <text:p>1249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11984">
                <text:p>11984</text:p>
              </table:table-cell>
              <table:table-cell office:value-type="float" office:value="1784">
                <text:p>1784</text:p>
              </table:table-cell>
              <table:table-cell office:value-type="float" office:value="2251">
                <text:p>2251</text:p>
              </table:table-cell>
              <table:table-cell office:value-type="float" office:value="2293">
                <text:p>2293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21785">
                <text:p>21785</text:p>
              </table:table-cell>
              <table:table-cell office:value-type="float" office:value="3297">
                <text:p>3297</text:p>
              </table:table-cell>
              <table:table-cell office:value-type="float" office:value="4115">
                <text:p>4115</text:p>
              </table:table-cell>
              <table:table-cell office:value-type="float" office:value="4751">
                <text:p>4751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59306">
                <text:p>59306</text:p>
              </table:table-cell>
              <table:table-cell office:value-type="float" office:value="8782">
                <text:p>8782</text:p>
              </table:table-cell>
              <table:table-cell office:value-type="float" office:value="10065">
                <text:p>10065</text:p>
              </table:table-cell>
              <table:table-cell office:value-type="float" office:value="11470">
                <text:p>11470</text:p>
              </table:table-cell>
              <table:table-cell office:value-type="float" office:value="12327">
                <text:p>12327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110161">
                <text:p>110161</text:p>
              </table:table-cell>
              <table:table-cell office:value-type="float" office:value="17679">
                <text:p>17679</text:p>
              </table:table-cell>
              <table:table-cell office:value-type="float" office:value="20057">
                <text:p>20057</text:p>
              </table:table-cell>
              <table:table-cell office:value-type="float" office:value="22927">
                <text:p>22927</text:p>
              </table:table-cell>
              <table:table-cell office:value-type="float" office:value="25057">
                <text:p>25057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210816">
                <text:p>210816</text:p>
              </table:table-cell>
              <table:table-cell office:value-type="float" office:value="32485">
                <text:p>32485</text:p>
              </table:table-cell>
              <table:table-cell office:value-type="float" office:value="41219">
                <text:p>41219</text:p>
              </table:table-cell>
              <table:table-cell office:value-type="float" office:value="47041">
                <text:p>47041</text:p>
              </table:table-cell>
              <table:table-cell office:value-type="float" office:value="51148">
                <text:p>51148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566587">
                <text:p>566587</text:p>
              </table:table-cell>
              <table:table-cell office:value-type="float" office:value="80619">
                <text:p>80619</text:p>
              </table:table-cell>
              <table:table-cell office:value-type="float" office:value="109207">
                <text:p>109207</text:p>
              </table:table-cell>
              <table:table-cell office:value-type="float" office:value="126586">
                <text:p>126586</text:p>
              </table:table-cell>
              <table:table-cell office:value-type="float" office:value="140179">
                <text:p>140179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1297987">
                <text:p>1297987</text:p>
              </table:table-cell>
              <table:table-cell office:value-type="float" office:value="167427">
                <text:p>167427</text:p>
              </table:table-cell>
              <table:table-cell office:value-type="float" office:value="248628">
                <text:p>248628</text:p>
              </table:table-cell>
              <table:table-cell office:value-type="float" office:value="276252">
                <text:p>276252</text:p>
              </table:table-cell>
              <table:table-cell office:value-type="float" office:value="282616">
                <text:p>282616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3201176">
                <text:p>3201176</text:p>
              </table:table-cell>
              <table:table-cell office:value-type="float" office:value="344479">
                <text:p>344479</text:p>
              </table:table-cell>
              <table:table-cell office:value-type="float" office:value="714030">
                <text:p>714030</text:p>
              </table:table-cell>
              <table:table-cell office:value-type="float" office:value="617737">
                <text:p>617737</text:p>
              </table:table-cell>
              <table:table-cell office:value-type="float" office:value="647380">
                <text:p>647380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10067548">
                <text:p>10067548</text:p>
              </table:table-cell>
              <table:table-cell office:value-type="float" office:value="0">
                <text:p>0</text:p>
              </table:table-cell>
              <table:table-cell office:value-type="float" office:value="2098393">
                <text:p>2098393</text:p>
              </table:table-cell>
              <table:table-cell office:value-type="float" office:value="1779925">
                <text:p>1779925</text:p>
              </table:table-cell>
              <table:table-cell office:value-type="float" office:value="1729290">
                <text:p>1729290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22251438">
                <text:p>22251438</text:p>
              </table:table-cell>
              <table:table-cell office:value-type="float" office:value="0">
                <text:p>0</text:p>
              </table:table-cell>
              <table:table-cell office:value-type="float" office:value="4734245">
                <text:p>4734245</text:p>
              </table:table-cell>
              <table:table-cell office:value-type="float" office:value="3785120">
                <text:p>3785120</text:p>
              </table:table-cell>
              <table:table-cell office:value-type="float" office:value="3799180">
                <text:p>379918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47729193">
                <text:p>47729193</text:p>
              </table:table-cell>
              <table:table-cell office:value-type="float" office:value="0">
                <text:p>0</text:p>
              </table:table-cell>
              <table:table-cell office:value-type="float" office:value="10381767">
                <text:p>10381767</text:p>
              </table:table-cell>
              <table:table-cell office:value-type="float" office:value="8411797">
                <text:p>8411797</text:p>
              </table:table-cell>
              <table:table-cell office:value-type="float" office:value="7620567">
                <text:p>7620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